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5.14cm" table:align="margins"/>
    </style:style>
    <style:style style:name="Tabelle3.A" style:family="table-column">
      <style:table-column-properties style:column-width="2.57cm" style:rel-column-width="32767*"/>
    </style:style>
    <style:style style:name="Tabelle3.B" style:family="table-column">
      <style:table-column-properties style:column-width="2.57cm" style:rel-column-width="32768*"/>
    </style:style>
    <style:style style:name="Tabelle3.A1" style:family="table-cell">
      <style:table-cell-properties fo:padding="0cm" fo:border="none"/>
    </style:style>
    <style:style style:name="Tabelle3.B2" style:family="table-cell" style:data-style-name="N37">
      <style:table-cell-properties fo:padding="0cm" fo:border="none"/>
    </style:style>
    <style:style style:name="Tabelle4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elle4.A" style:family="table-column">
      <style:table-column-properties style:column-width="0.882cm"/>
    </style:style>
    <style:style style:name="Tabelle4.B" style:family="table-column">
      <style:table-column-properties style:column-width="0.534cm"/>
    </style:style>
    <style:style style:name="Tabelle4.C" style:family="table-column">
      <style:table-column-properties style:column-width="1.482cm"/>
    </style:style>
    <style:style style:name="Tabelle4.D" style:family="table-column">
      <style:table-column-properties style:column-width="0.254cm"/>
    </style:style>
    <style:style style:name="Tabelle4.E" style:family="table-column">
      <style:table-column-properties style:column-width="4.101cm"/>
    </style:style>
    <style:style style:name="Tabelle4.F" style:family="table-column">
      <style:table-column-properties style:column-width="2.438cm"/>
    </style:style>
    <style:style style:name="Tabelle4.G" style:family="table-column">
      <style:table-column-properties style:column-width="2.307cm"/>
    </style:style>
    <style:style style:name="Tabelle4.H" style:family="table-column">
      <style:table-column-properties style:column-width="0.139cm"/>
    </style:style>
    <style:style style:name="Tabelle4.I" style:family="table-column">
      <style:table-column-properties style:column-width="2.302cm"/>
    </style:style>
    <style:style style:name="Tabelle4.J" style:family="table-column">
      <style:table-column-properties style:column-width="0.127cm"/>
    </style:style>
    <style:style style:name="Tabelle4.K" style:family="table-column">
      <style:table-column-properties style:column-width="2.429cm"/>
    </style:style>
    <style:style style:name="Tabelle4.1" style:family="table-row">
      <style:table-row-properties style:keep-together="false" fo:keep-together="always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4.A3" style:family="table-cell">
      <style:table-cell-properties fo:background-color="#c0c0c0" fo:padding="0.097cm" fo:border="none">
        <style:background-image/>
      </style:table-cell-properties>
    </style:style>
    <style:style style:name="Tabelle4.4" style:family="table-row">
      <style:table-row-properties style:min-row-height="0.173cm" style:keep-together="false" fo:keep-together="always"/>
    </style:style>
    <style:style style:name="Tabelle4.A4" style:family="table-cell">
      <style:table-cell-properties fo:padding="0.097cm" fo:border="none"/>
    </style:style>
    <style:style style:name="Tabelle4.13" style:family="table-row">
      <style:table-row-properties style:keep-together="true" fo:keep-together="auto"/>
    </style:style>
    <style:style style:name="Tabelle4.A13" style:family="table-cell">
      <style:table-cell-properties fo:padding="0.097cm" fo:border-left="none" fo:border-right="none" fo:border-top="none" fo:border-bottom="0.002cm solid #808080"/>
    </style:style>
    <style:style style:name="Table3" style:family="table">
      <style:table-properties style:width="7.971cm" table:align="left" style:may-break-between-rows="false"/>
    </style:style>
    <style:style style:name="Table3.A" style:family="table-column">
      <style:table-column-properties style:column-width="3.24cm"/>
    </style:style>
    <style:style style:name="Table3.B" style:family="table-column">
      <style:table-column-properties style:column-width="2.15cm"/>
    </style:style>
    <style:style style:name="Table3.C" style:family="table-column">
      <style:table-column-properties style:column-width="2.581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text-properties style:font-name="HelveticaNeue-LightCond" fo:font-size="6pt" style:font-size-asian="6pt" style:font-size-complex="6pt"/>
    </style:style>
    <style:style style:name="P2" style:family="paragraph" style:parent-style-name="Standard"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HelveticaNeue-LightCond"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HelveticaNeue-LightCond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HelveticaNeue-LightCond" fo:font-size="9pt" style:font-size-asian="9pt" style:font-size-complex="9pt"/>
    </style:style>
    <style:style style:name="P8" style:family="paragraph" style:parent-style-name="Standard">
      <style:text-properties style:font-name="HelveticaNeue-LightCond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erp_5f_default_5f_8">
      <style:paragraph-properties fo:text-align="end" style:justify-single-word="false"/>
      <style:text-properties style:font-name="HelveticaNeue-LightCond" fo:font-size="6pt" style:font-size-asian="6pt" style:font-size-complex="6pt"/>
    </style:style>
    <style:style style:name="P13" style:family="paragraph" style:parent-style-name="_5f_Sichtfenster_5f_Li">
      <style:text-properties style:font-name="HelveticaNeue-LightCond"/>
    </style:style>
    <style:style style:name="P14" style:family="paragraph" style:parent-style-name="Table_20_Contents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HelveticaNeue-LightCon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HelveticaNeue-LightCon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9" style:family="paragraph" style:parent-style-name="zusammenhalt">
      <style:text-properties fo:color="#333333" fo:font-size="9pt" style:font-size-asian="9pt" style:font-size-complex="9pt"/>
    </style:style>
    <style:style style:name="P20" style:family="paragraph" style:parent-style-name="zusammenhalt">
      <style:text-properties fo:font-size="9pt" style:font-size-asian="9pt" style:font-size-complex="9pt"/>
    </style:style>
    <style:style style:name="P21" style:family="paragraph" style:parent-style-name="zusammenhalt"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22" style:family="paragraph" style:parent-style-name="zusammenhalt">
      <style:paragraph-properties fo:text-align="end" style:justify-single-word="false" fo:orphans="0" fo:widows="0" fo:keep-with-next="auto"/>
      <style:text-properties fo:font-size="9pt" fo:font-weight="bold" style:font-size-asian="9pt" style:font-weight-asian="bold" style:font-size-complex="9pt" style:font-weight-complex="bold"/>
    </style:style>
    <style:style style:name="P23" style:family="paragraph" style:parent-style-name="zusammenhalt">
      <style:paragraph-properties fo:text-align="start" style:justify-single-word="false" fo:orphans="0" fo:widows="0" fo:keep-with-next="auto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zusammenhalt">
      <style:paragraph-properties fo:text-align="end" style:justify-single-word="false" fo:orphans="0" fo:widows="0" fo:keep-with-next="auto"/>
      <style:text-properties fo:font-size="9pt" style:font-size-asian="9pt" style:font-size-complex="9pt"/>
    </style:style>
    <style:style style:name="P25" style:family="paragraph" style:parent-style-name="zusammenhalt">
      <style:paragraph-properties fo:text-align="end" style:justify-single-word="false" fo:orphans="0" fo:widows="0" fo:keep-with-next="auto"/>
      <style:text-properties fo:color="#000000" fo:font-size="9pt" style:font-size-asian="9pt" style:font-size-complex="9pt"/>
    </style:style>
    <style:style style:name="P26" style:family="paragraph" style:parent-style-name="zusammenhalt">
      <style:paragraph-properties fo:text-align="end" style:justify-single-word="false" fo:orphans="0" fo:widows="0" fo:keep-with-next="auto"/>
      <style:text-properties fo:color="#000000" fo:font-size="9pt" fo:font-weight="normal" style:font-size-asian="9pt" style:font-weight-asian="normal" style:font-size-complex="9pt" style:font-weight-complex="normal"/>
    </style:style>
    <style:style style:name="P27" style:family="paragraph" style:parent-style-name="zusammenhalt">
      <style:paragraph-properties fo:text-align="end" style:justify-single-word="false" fo:orphans="0" fo:widows="0" fo:keep-with-next="auto"/>
      <style:text-properties fo:color="#000000" style:font-name="HelveticaNeue-LightCond" fo:font-size="8pt" fo:font-weight="bold" style:font-size-asian="8pt" style:font-weight-asian="bold" style:font-size-complex="8pt" style:font-weight-complex="bold"/>
    </style:style>
    <style:style style:name="P28" style:family="paragraph" style:parent-style-name="zusammenhalt">
      <style:paragraph-properties fo:orphans="0" fo:widows="0" fo:keep-with-next="auto"/>
      <style:text-properties fo:color="#333333" fo:font-size="9pt" style:font-size-asian="9pt" style:font-size-complex="9pt"/>
    </style:style>
    <style:style style:name="P29" style:family="paragraph" style:parent-style-name="Table_20_Contents">
      <style:paragraph-properties fo:text-align="end" style:justify-single-word="false" fo:orphans="0" fo:widows="0" fo:keep-with-next="auto"/>
      <style:text-properties fo:color="#000000" style:font-name="HelveticaNeue-LightCond" fo:font-size="9pt" fo:font-weight="bold" style:font-size-asian="9pt" style:font-weight-asian="bold" style:font-size-complex="9pt" style:font-weight-complex="bold"/>
    </style:style>
    <style:style style:name="P30" style:family="paragraph" style:parent-style-name="Table_20_Invoice_20_Line"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Table_20_Invoice_20_Line">
      <style:text-properties fo:font-size="8pt" style:font-size-asian="8pt" style:font-size-complex="8pt"/>
    </style:style>
    <style:style style:name="P32" style:family="paragraph" style:parent-style-name="Table_20_Invoice_20_Line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P33" style:family="paragraph" style:parent-style-name="Table_20_Invoice_20_Line_20_Head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Sichtfenster_5f_Links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4" text:anchor-type="paragraph" svg:x="0cm" svg:y="-0.005cm" svg:width="8.481cm" draw:z-index="0"><draw:text-box fo:min-height="0.416cm"><text:p text:style-name="P1"><text:text-input text:description="&lt;setLang(o.partner_id.lang or &quot;de_DE&quot;)&gt;">[Lang]</text:text-input>ABS.: <text:text-input text:description="&lt;o.company_id.partner_id.name&gt;">Name</text:text-input>, <text:text-input text:description="&lt;o.company_id.partner_id.zip&gt;">PLZ</text:text-input> <text:text-input text:description="&lt;o.company_id.partner_id.city&gt;">City</text:text-input>, <text:text-input text:description="&lt;o.company_id.partner_id.street&gt;">Straße</text:text-input>, <text:text-input text:description="&lt;o.company_id.partner_id.country_id.name&gt;">Country</text:text-input></text:p></draw:text-box></draw:frame><draw:frame draw:style-name="fr2" draw:name="Adressfeld" text:anchor-type="paragraph" svg:x="0cm" svg:y="0.22cm" svg:width="8.5cm" draw:z-index="1"><draw:text-box fo:min-height="4.075cm"><text:p text:style-name="P13"><text:text-input text:description="&lt;o.partner_id.name&gt;">Name</text:text-input><text:line-break/><text:text-input text:description="&lt;o.partner_id.street&gt;">Straße</text:text-input><text:line-break/><text:text-input text:description="&lt;o.partner_id.zip&gt;">PLZ</text:text-input> <text:text-input text:description="&lt;o.partner_id.city&gt;">Stadt</text:text-input></text:p></draw:text-box></draw:frame><draw:frame draw:style-name="fr3" draw:name="Rahmen5" text:anchor-type="paragraph" svg:x="12.074cm" svg:y="2.775cm" svg:width="5.14cm" draw:z-index="2"><draw:text-box fo:min-height="1.921cm"><table:table table:name="Tabelle3" table:style-name="Tabelle3"><table:table-column table:style-name="Tabelle3.A"/><table:table-column table:style-name="Tabelle3.B"/><table:table-row><table:table-cell table:style-name="Tabelle3.A1" office:value-type="string"><text:p text:style-name="P3"><text:text-input text:description="&lt;_()&gt;">Rechnungsdatum:</text:text-input></text:p></table:table-cell><table:table-cell table:style-name="Tabelle3.A1" office:value-type="string"><text:p text:style-name="P3"><text:placeholder text:placeholder-type="text">&lt;o.date_invoice&gt;</text:placeholder></text:p></table:table-cell></table:table-row><table:table-row><table:table-cell table:style-name="Tabelle3.A1" office:value-type="string"><text:p text:style-name="P5"/></table:table-cell><table:table-cell table:style-name="Tabelle3.B2"><text:p text:style-name="P5"/></table:table-cell></table:table-row><table:table-row><table:table-cell table:style-name="Tabelle3.A1" office:value-type="string"><text:p text:style-name="P5"><text:text-input text:description="&lt;_()&gt;">Kunden Nr: </text:text-input></text:p></table:table-cell><table:table-cell table:style-name="Tabelle3.A1" office:value-type="string"><text:p text:style-name="P5"><text:placeholder text:placeholder-type="text">&lt;o.partner_id.ref&gt;</text:placeholder></text:p></table:table-cell></table:table-row><table:table-row><table:table-cell table:style-name="Tabelle3.A1" office:value-type="string"><text:p text:style-name="P5"><text:text-input text:description="&lt;_()&gt;">Kunden-Ust ID: </text:text-input></text:p></table:table-cell><table:table-cell table:style-name="Tabelle3.A1" office:value-type="string"><text:p text:style-name="P5"><text:placeholder text:placeholder-type="text">&lt;o.partner_id.vat&gt;</text:placeholder></text:p></table:table-cell></table:table-row><table:table-row><table:table-cell table:style-name="Tabelle3.A1" office:value-type="string"><text:p text:style-name="P5"><text:text-input text:description="&lt;_()&gt;">Kunde Ansprechpartner:</text:text-input></text:p></table:table-cell><table:table-cell table:style-name="Tabelle3.A1" office:value-type="string"><text:p text:style-name="P5"/></table:table-cell></table:table-row><table:table-row><table:table-cell table:style-name="Tabelle3.A1" office:value-type="string"><text:p text:style-name="P5"><text:text-input text:description="&lt;_()&gt;">Ext. Ansprechpartner:</text:text-input></text:p></table:table-cell><table:table-cell table:style-name="Tabelle3.A1" office:value-type="string"><text:p text:style-name="P5"><text:placeholder text:placeholder-type="text">&lt;o.partner_id.user_id.name&gt;</text:placeholder></text:p></table:table-cell></table:table-row></table:table><text:p text:style-name="P9"/></draw:text-box></draw:frame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H"/>
        <table:table-column table:style-name="Tabelle4.I"/>
        <table:table-column table:style-name="Tabelle4.J"/>
        <table:table-column table:style-name="Tabelle4.K"/>
        <table:table-header-rows>
          <table:table-row table:style-name="Tabelle4.1">
            <table:table-cell table:style-name="Tabelle4.A1" table:number-columns-spanned="11" office:value-type="string">
              <text:p text:style-name="P6"><text:span text:style-name="T1"><text:text-input text:description="&lt;choose&gt;">[choose]</text:text-input></text:span><text:span text:style-name="T1"><text:text-input text:description="&lt;when test=&quot;o.state=='draft'&quot;&gt;">[if Draft]</text:text-input></text:span><text:text-input text:description="&lt;_()&gt;">Rechnungsentwurf.:</text:text-input> <text:text-input text:description="&lt;o.number&gt;">IVNr_</text:text-input><text:span text:style-name="T1"><text:text-input text:description="&lt;/when&gt;">[/when]</text:text-input></text:span><text:span text:style-name="T1"><text:text-input text:description="&lt;when test=&quot;o.state=='cancel'&quot;&gt;">[when Canel]</text:text-input></text:span><text:span text:style-name="T2"><text:text-input text:description="&lt;_()&gt;">Abgebrochen:</text:text-input></text:span> <text:span text:style-name="T2"><text:text-input text:description="&lt;o.number&gt;">IV_Nr_</text:text-input></text:span><text:span text:style-name="T4"><text:text-input text:description="&lt;/when&gt;">[/when]</text:text-input></text:span><text:span text:style-name="T4"><text:text-input text:description="&lt;when test=&quot;(o.type != 'out_refund') and (o.state not in ['draft', 'cancel'])&quot;&gt;">[when not out_refund]</text:text-input></text:span><text:text-input text:description="&lt;_()&gt;">Rechnungs Nr.:</text:text-input><text:text-input text:description="&lt;o.number&gt;">IVNr_</text:text-input><text:span text:style-name="T4"><text:text-input text:description="&lt;/when&gt;">[/when]</text:text-input></text:span><text:span text:style-name="T4"><text:text-input text:description="&lt;when test=&quot;(o.type == 'out_refund') and (o.state not in ['draft', 'cancel'])&quot;&gt;">[when out_refund]</text:text-input></text:span><text:span text:style-name="T3"><text:text-input text:description="&lt;_()&gt;">Rückerstattung Nr.:</text:text-input></text:span><text:span text:style-name="T3"><text:text-input text:description="&lt;o.number&gt;">IVNr_</text:text-input></text:span><text:span text:style-name="T4"><text:text-input text:description="&lt;/when&gt;">[/when]</text:text-input></text:span><text:span text:style-name="T1"><text:text-input text:description="&lt;/choose&gt;">[/choose]</text:text-inpu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4.1">
            <table:table-cell table:style-name="Tabelle4.A1" table:number-columns-spanned="4" office:value-type="string">
              <text:p text:style-name="P4"><text:text-input text:description="&lt;_()&gt;">Referenz Anfrage Nr.:</text:text-input></text:p>
            </table:table-cell>
            <table:covered-table-cell/>
            <table:covered-table-cell/>
            <table:covered-table-cell/>
            <table:table-cell table:style-name="Tabelle4.A1" table:number-columns-spanned="7" office:value-type="string">
              <text:p text:style-name="Standard"><text:span text:style-name="T5"><text:placeholder text:placeholder-type="text">&lt;o.name&gt;</text:placeholder></text:span><text:text-input text:description="&lt;def_inc('line_number', start=1)&gt;">initialize line_number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4.1">
            <table:table-cell table:style-name="Tabelle4.A3" office:value-type="string">
              <text:p text:style-name="P14"><text:text-input text:description="&lt;_()&gt;">Pos.</text:text-input></text:p>
            </table:table-cell>
            <table:table-cell table:style-name="Tabelle4.A3" table:number-columns-spanned="2" office:value-type="string">
              <text:p text:style-name="P14"><text:text-input text:description="&lt;_()&gt;">Artikel Nr.</text:text-input></text:p>
            </table:table-cell>
            <table:covered-table-cell/>
            <table:table-cell table:style-name="Tabelle4.A3" table:number-columns-spanned="2" office:value-type="string">
              <text:p text:style-name="P14"><text:text-input text:description="&lt;_()&gt;">Steuersatz</text:text-input></text:p>
            </table:table-cell>
            <table:covered-table-cell/>
            <table:table-cell table:style-name="Tabelle4.A3" office:value-type="string">
              <text:p text:style-name="P14"><text:text-input text:description="&lt;_()&gt;">Preis / Stk.</text:text-input></text:p>
            </table:table-cell>
            <table:table-cell table:style-name="Tabelle4.A3" office:value-type="string">
              <text:p text:style-name="P14"><text:text-input text:description="&lt;_()&gt;">Menge</text:text-input></text:p>
            </table:table-cell>
            <table:table-cell table:style-name="Tabelle4.A3" table:number-columns-spanned="2" office:value-type="string">
              <text:p text:style-name="P14"><text:text-input text:description="&lt;len([ 1 for line in o.invoice_line if line.discount &gt; 0 ]) &gt; 0 and _('Rabatt')&gt;">Rabatt</text:text-input></text:p>
            </table:table-cell>
            <table:covered-table-cell/>
            <table:table-cell table:style-name="Tabelle4.A3" table:number-columns-spanned="2" office:value-type="string">
              <text:p text:style-name="P14"><text:text-input text:description="&lt;_()&gt;">Preis gesamt</text:text-input></text:p>
            </table:table-cell>
            <table:covered-table-cell/>
          </table:table-row>
        </table:table-header-rows>
        <table:table-row table:style-name="Tabelle4.4">
          <table:table-cell table:style-name="Tabelle4.A4" table:number-columns-spanned="11" office:value-type="string">
            <text:p text:style-name="P12"><text:text-input text:description="&lt;for each=&quot;line in o.invoice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table:number-columns-spanned="11" office:value-type="string">
            <text:p text:style-name="P24"><text:text-input text:description="&lt;if test=&quot;line.product_id.name=='HEADER'&quot;&gt;">[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office:value-type="string">
            <text:p text:style-name="P22"/>
          </table:table-cell>
          <table:table-cell table:style-name="Tabelle4.A4" table:number-columns-spanned="9" office:value-type="string">
            <text:p text:style-name="P23"><text:text-input text:description="&lt;line.name&gt;">product_i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Standard"/>
          </table:table-cell>
        </table:table-row>
        <table:table-row table:style-name="Tabelle4.1">
          <table:table-cell table:style-name="Tabelle4.A4" table:number-columns-spanned="11" office:value-type="string">
            <text:p text:style-name="P26"><text:text-input text:description="&lt;/if&gt;">[/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table:number-columns-spanned="11" office:value-type="string">
            <text:p text:style-name="P26"><text:text-input text:description="&lt;if test=&quot;line.product_id.name=='SUBTOTAL'&quot;&gt;">[if SUBTOTA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office:value-type="string">
            <text:p text:style-name="P22"/>
          </table:table-cell>
          <table:table-cell table:style-name="Tabelle4.A4" table:number-columns-spanned="9" office:value-type="string">
            <text:p text:style-name="P27"><text:text-input text:description="&lt;_()&gt;">Subtotal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P29"><text:text-input text:description="&lt;formatLang(get_subtotal(line), monetary=True, currency_obj=o.currency_id)&gt;">[subtotal]</text:text-input></text:p>
          </table:table-cell>
        </table:table-row>
        <table:table-row table:style-name="Tabelle4.1">
          <table:table-cell table:style-name="Tabelle4.A4" table:number-columns-spanned="11" office:value-type="string">
            <text:p text:style-name="P26"><text:text-input text:description="&lt;/if&gt;">[/If SUBTOTA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table:number-columns-spanned="11" office:value-type="string">
            <text:p text:style-name="P24"><text:text-input text:description="&lt;if test=&quot;line.product_id.name not in ['HEADER', 'SUBTOTAL']&quot;&gt;">[if not HEADER or SUBTOTA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office:value-type="string">
            <text:p text:style-name="P25"><text:text-input text:description="&lt;next('line_number')&gt;">[#]</text:text-input></text:p>
          </table:table-cell>
          <table:table-cell table:style-name="Tabelle4.A4" table:number-columns-spanned="2" office:value-type="string">
            <text:p text:style-name="P25"><text:text-input text:description="&lt;line.product_id.code&gt;">product code</text:text-input></text:p>
          </table:table-cell>
          <table:covered-table-cell/>
          <table:table-cell table:style-name="Tabelle4.A4" table:number-columns-spanned="2" office:value-type="string">
            <text:p text:style-name="P25"><text:text-input text:description="&lt;for each=&quot;entry in line.invoice_line_tax_id&quot;&gt;">each entry</text:text-input><text:text-input text:description="&lt;entry.name&gt;">_entry</text:text-input><text:text-input text:description="&lt;/for&gt;">_endfor</text:text-input></text:p>
          </table:table-cell>
          <table:covered-table-cell/>
          <table:table-cell table:style-name="Tabelle4.A4" office:value-type="string">
            <text:p text:style-name="P25"><text:text-input text:description="&lt;formatLang(line.price_unit,monetary=True,currency_obj=o.currency_id)&gt;">price</text:text-input></text:p>
          </table:table-cell>
          <table:table-cell table:style-name="Tabelle4.A4" table:number-columns-spanned="2" office:value-type="string">
            <text:p text:style-name="P25"><text:text-input text:description="&lt;formatLang(line.quantity)&gt;">Qantity</text:text-input> <text:text-input text:description="&lt;line.uos_id.name&gt;">UoM</text:text-input></text:p>
          </table:table-cell>
          <table:covered-table-cell/>
          <table:table-cell table:style-name="Tabelle4.A4" table:number-columns-spanned="2" office:value-type="string">
            <text:p text:style-name="P25"><text:text-input text:description="&lt;line.discount &gt; 0 and formatLang(line.discount) +&quot; %&quot; or &quot;&quot;&gt;">Discount</text:text-input></text:p>
          </table:table-cell>
          <table:covered-table-cell/>
          <table:table-cell table:style-name="Tabelle4.A4" office:value-type="string">
            <text:p text:style-name="P25"><text:text-input text:description="&lt;formatLang(line.price_subtotal, monetary=True, currency_obj=o.currency_id)&gt;">[Total]</text:text-input></text:p>
          </table:table-cell>
        </table:table-row>
        <table:table-row table:style-name="Tabelle4.13">
          <table:table-cell table:style-name="Tabelle4.A13" table:number-columns-spanned="2" office:value-type="string">
            <text:p text:style-name="P19"/>
          </table:table-cell>
          <table:covered-table-cell/>
          <table:table-cell table:style-name="Tabelle4.A13" table:number-columns-spanned="9" office:value-type="string">
            <text:p text:style-name="P28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3">
          <table:table-cell table:style-name="Tabelle4.A4" table:number-columns-spanned="11" office:value-type="string">
            <text:p text:style-name="P26"><text:text-input text:description="&lt;/if&gt;">[/If not HEADER or SUBTOTA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3">
          <table:table-cell table:style-name="Tabelle4.A4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3">
          <table:table-cell table:style-name="Tabelle4.A4" table:number-columns-spanned="10" office:value-type="string">
            <text:p text:style-name="P15"><text:text-input text:description="&lt;_()&gt;">Nettosum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P17"><text:text-input text:description="&lt;formatLang(o.amount_untaxed,monetary=True,currency_obj=o.currency_id)&gt;">sum net</text:text-input></text:p>
          </table:table-cell>
        </table:table-row>
        <table:table-row table:style-name="Tabelle4.13">
          <table:table-cell table:style-name="Tabelle4.A4" table:number-columns-spanned="10" office:value-type="string">
            <text:p text:style-name="P15"><text:text-input text:description="&lt;_()&gt;">MwSt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P17"><text:text-input text:description="&lt;formatLang(o.amount_tax,monetary=True,currency_obj=o.currency_id)&gt;">sum tax</text:text-input></text:p>
          </table:table-cell>
        </table:table-row>
        <table:table-row table:style-name="Tabelle4.13">
          <table:table-cell table:style-name="Tabelle4.A4" table:number-columns-spanned="10" office:value-type="string">
            <text:p text:style-name="P16"><text:text-input text:description="&lt;_()&gt;">Endbetrag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P18"><text:text-input text:description="&lt;formatLang(o.amount_total,monetary=True,currency_obj=o.currency_id)&gt;">sum</text:text-input></text:p>
          </table:table-cell>
        </table:table-row>
        <table:table-row table:style-name="Tabelle4.13">
          <table:table-cell table:style-name="Tabelle4.A4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3">
          <table:table-cell table:style-name="Tabelle4.A4" table:number-columns-spanned="11" office:value-type="string">
            <text:p text:style-name="P21"><text:text-input text:description="&lt;_()&gt;">Zahlungsbedingunen:</text:text-input></text:p>
            <text:p text:style-name="P20"><text:text-input text:description="&lt;o.payment_term.name&gt;">Zahlungsbedingung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3">
          <table:table-cell table:style-name="Tabelle4.A4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3">
          <table:table-cell table:style-name="Tabelle4.A4" table:number-columns-spanned="11" office:value-type="string">
            <text:p text:style-name="P2"><text:text-input text:description="&lt;_()&gt;">Zusatzinformationen:</text:text-input></text:p>
            <text:p text:style-name="P8"><text:text-input text:description="&lt;o.comment&gt;">Zusatzinfo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<text:text-input text:description="&lt;_()&gt;">tax</text:text-input></text:p>
          </table:table-cell>
          <table:table-cell table:style-name="Table3.B1" office:value-type="string">
            <text:p text:style-name="P10"><text:text-input text:description="&lt;_()&gt;">Tax Base</text:text-input></text:p>
          </table:table-cell>
          <table:table-cell table:style-name="Table3.C1" office:value-type="string">
            <text:p text:style-name="P30"><text:text-input text:description="&lt;_()&gt;">sum</text:text-input></text:p>
          </table:table-cell>
        </table:table-row>
        <table:table-row table:style-name="Table3.1">
          <table:table-cell table:style-name="Table3.A2" table:number-columns-spanned="3" office:value-type="string">
            <text:p text:style-name="P31"><text:text-input text:description="&lt;for each=&quot;tax in o.tax_line&quot;&gt;">[for tax]</text:text-input></text:p>
          </table:table-cell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1"><text:text-input text:description="&lt;tax.name&gt;">[name]</text:text-input></text:p>
          </table:table-cell>
          <table:table-cell table:style-name="Table3.A3" office:value-type="string">
            <text:p text:style-name="P32"><text:text-input text:description="&lt;formatLang(tax.base,monetary=True,currency_obj=o.currency_id)&gt;">[base]</text:text-input></text:p>
          </table:table-cell>
          <table:table-cell table:style-name="Table3.C3" office:value-type="string">
            <text:p text:style-name="P32"><text:text-input text:description="&lt;formatLang(tax.amount,monetary=True,currency_obj=o.currency_id)&gt;">[amount]</text:text-input></text:p>
          </table:table-cell>
        </table:table-row>
        <table:table-row table:style-name="Table3.1">
          <table:table-cell table:style-name="Table3.C3" table:number-columns-spanned="3" office:value-type="string">
            <text:p text:style-name="P31"><text:text-input text:description="&lt;/for&gt;">[/for tax]</text:text-input></text:p>
          </table:table-cell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11"><text:text-input text:description="&lt;_()&gt;">Tax Total</text:text-input>:</text:p>
          </table:table-cell>
          <table:covered-table-cell/>
          <table:table-cell table:style-name="Table3.C3" office:value-type="string">
            <text:p text:style-name="P33"><text:text-input text:description="&lt;formatLang(o.amount_tax,monetary=True,currency_obj=o.currency_id)&gt;">[amount]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Table_20_Invoice_20_Line" style:display-name="Table Invoice Line" style:family="paragraph" style:parent-style-name="Table_20_Contents">
      <style:text-properties fo:font-size="8pt" style:font-weight-asian="normal"/>
    </style:style>
    <style:style style:name="Table_20_Invoice_20_Line_20_Head" style:display-name="Table Invoice Line Head" style:family="paragraph" style:parent-style-name="Table_20_Contents" style:master-page-name="">
      <style:paragraph-properties style:page-number="auto"/>
      <style:text-properties fo:font-size="8pt" fo:font-weight="bold" style:font-weight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4:12:37.98</meta:creation-date>
    <dc:date>2013-06-18T13:05:30.24</dc:date>
    <meta:editing-duration>PT5H10M58S</meta:editing-duration>
    <meta:editing-cycles>39</meta:editing-cycles>
    <meta:generator>OpenOffice.org/3.4.1$Win32 OpenOffice.org_project/341m1$Build-9593</meta:generator>
    <meta:document-statistic meta:table-count="3" meta:image-count="0" meta:object-count="0" meta:page-count="1" meta:paragraph-count="60" meta:word-count="111" meta:character-count="943"/>
  </office:meta>
</office:document-meta>
</file>